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Fortalezas y debilidades txt</text:p>
      <text:p text:style-name="Normal"/>
      <text:p text:style-name="Normal">Fortalezas</text:p>
      <text:p text:style-name="Normal">1 Trabajo en equipo (comunicación muy buena).</text:p>
      <text:p text:style-name="Normal">2 Sentido del humor.</text:p>
      <text:p text:style-name="Normal">3 Cada miembro del equipo tiene habilidades distintas, diversidad de experiencias.</text:p>
      <text:p text:style-name="Normal">4 Visión holística y multidisciplinar.</text:p>
      <text:p text:style-name="Normal">5 Muy buena aceptación de las críticas constructivas.<text:s/></text:p>
      <text:p text:style-name="Normal">6 Favorece la creatividad.</text:p>
      <text:p text:style-name="Normal">7 Trabajo en equipo = aumento en productividad.</text:p>
      <text:p text:style-name="Normal"/>
      <text:p text:style-name="Normal">Debilidades</text:p>
      <text:p text:style-name="Normal">1 GIT es nuestro Thanos. Pero luchamos en conjunto hasta el final para vencerlo.</text:p>
      <text:p text:style-name="Normal">2 Nuestro sentido del humor, nos juega malas pasadas (solo a veces).</text:p>
      <text:p text:style-name="Normal">3 En proceso de desarrollo, pero muy motivada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ía Zubeldia Matute</meta:initial-creator>
    <dc:creator>María Zubeldia Matute</dc:creator>
    <meta:creation-date>2021-04-21T11:01:00Z</meta:creation-date>
    <dc:date>2021-04-21T11:02:00Z</dc:date>
    <meta:template xlink:href="Normal.dotm" xlink:type="simple"/>
    <meta:editing-cycles>1</meta:editing-cycles>
    <meta:editing-duration>PT60S</meta:editing-duration>
    <meta:document-statistic meta:page-count="1" meta:paragraph-count="1" meta:word-count="87" meta:character-count="570" meta:row-count="4" meta:non-whitespace-character-count="484"/>
  </office:meta>
</office:document-meta>
</file>